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496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404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356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top="0cm" fo:margin-bottom="0.152cm"/>
      <style:text-properties fo:color="#ffffff" fo:font-weight="bold"/>
    </style:style>
    <style:style style:name="P4" style:family="paragraph">
      <loext:graphic-properties draw:fill="solid" draw:fill-color="#000000"/>
      <style:paragraph-properties fo:margin-top="0cm" fo:margin-bottom="0.152cm"/>
      <style:text-properties fo:color="#ffffff" fo:font-weight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69cm" svg:height="2.54cm" svg:x="2.657cm" svg:y="3.583cm">
          <text:p text:style-name="P1"><text:span text:style-name="T1">Recupera os dados</text:span><text:span text:style-name="T1"><text:line-break/></text:span><text:span text:style-name="T1">do 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996cm" svg:height="2.54cm" svg:x="2.643cm" svg:y="7.699cm">
          <text:p text:style-name="P1"><text:span text:style-name="T1">Envia os dados</text:span><text:span text:style-name="T1"><text:line-break/></text:span><text:span text:style-name="T1">para o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904cm" svg:height="2.54cm" svg:x="2.689cm" svg:y="12.002cm">
          <text:p text:style-name="P1"><text:span text:style-name="T1">Recebe do Controller </text:span><text:span text:style-name="T1"><text:line-break/></text:span><text:span text:style-name="T1">as sugestões de </text:span></text:p>
          <text:p text:style-name="P1"><text:span text:style-name="T1">resposta e a mensagem </text:span><text:span text:style-name="T1"><text:line-break/></text:span><text:span text:style-name="T1">de boas vin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5.904cm" svg:height="2.54cm" svg:x="2.689cm" svg:y="16.143cm">
          <text:p text:style-name="P1"><text:span text:style-name="T1">Envia a sugestões para</text:span><text:span text:style-name="T1"><text:line-break/></text:span><text:span text:style-name="T1">o 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5.856cm" svg:height="2.54cm" svg:x="12.254cm" svg:y="3.583cm">
          <text:p text:style-name="P1"><text:span text:style-name="T1">Recebe mensagem</text:span><text:span text:style-name="T1"><text:line-break/></text:span><text:span text:style-name="T1">do 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5.904cm" svg:height="2.54cm" svg:x="12.23cm" svg:y="6.699cm">
          <text:p text:style-name="P1"><text:span text:style-name="T2">Trata a </text:span><text:span text:style-name="T1">mens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5.904cm" svg:height="2.54cm" svg:x="12.23cm" svg:y="9.802cm">
          <text:p text:style-name="P1"><text:span text:style-name="T2">Envia a </text:span><text:span text:style-name="T1">mensagem</text:span><text:span text:style-name="T1"><text:line-break/></text:span><text:span text:style-name="T1">para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5.904cm" svg:height="2.54cm" svg:x="12.23cm" svg:y="16.043cm">
          <text:p text:style-name="P1"><text:span text:style-name="T2">Envia </text:span><text:span text:style-name="T1">mensagem </text:span><text:span text:style-name="T1"><text:line-break/></text:span><text:span text:style-name="T1">para o 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5.904cm" svg:height="2.54cm" svg:x="21.283cm" svg:y="3.583cm">
          <text:p text:style-name="P1"><text:span text:style-name="T1">Recebe resposta de </text:span><text:span text:style-name="T1"><text:line-break/></text:span><text:span text:style-name="T1">encerramento do 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5.904cm" svg:height="2.54cm" svg:x="21.283cm" svg:y="6.699cm">
          <text:p text:style-name="P1"><text:span text:style-name="T1">Envia mensagem </text:span><text:span text:style-name="T1"><text:line-break/></text:span><text:span text:style-name="T1">para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5.904cm" svg:height="2.54cm" svg:x="21.283cm" svg:y="9.802cm">
          <text:p text:style-name="P1"><text:span text:style-name="T1">Recebe mensagem de </text:span><text:span text:style-name="T1"><text:line-break/></text:span><text:span text:style-name="T1">repasse para um atendente</text:span><text:span text:style-name="T1"><text:line-break/></text:span><text:span text:style-name="T1"> e uma avaliação</text:span><text:span text:style-name="T1"><text:line-break/></text:span><text:span text:style-name="T1">do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4" draw:id="id14" draw:layer="layout" svg:width="5.904cm" svg:height="2.54cm" svg:x="21.283cm" svg:y="16.143cm">
          <text:p text:style-name="P1"><text:span text:style-name="T1">Envia a avaliação para</text:span><text:span text:style-name="T1"><text:line-break/></text:span><text:span text:style-name="T1">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943cm" svg:height="0.962cm" svg:x="3.17cm" svg:y="1.3cm">
          <draw:text-box>
            <text:p text:style-name="P3">BOAS-VINDAS</text:p>
          </draw:text-box>
        </draw:frame>
        <draw:frame draw:style-name="gr5" draw:text-style-name="P4" draw:layer="layout" svg:width="3.436cm" svg:height="0.962cm" svg:x="13.257cm" svg:y="1.3cm">
          <draw:text-box>
            <text:p text:style-name="P3">LOOPING</text:p>
          </draw:text-box>
        </draw:frame>
        <draw:frame draw:style-name="gr5" draw:text-style-name="P4" draw:layer="layout" svg:width="4.202cm" svg:height="0.962cm" svg:x="22.134cm" svg:y="1.3cm">
          <draw:text-box>
            <text:p text:style-name="P3">DESPEDIDA</text:p>
          </draw:text-box>
        </draw:frame>
        <draw:connector draw:style-name="gr6" draw:text-style-name="P5" draw:layer="layout" draw:type="line" svg:x1="5.641cm" svg:y1="6.123cm" svg:x2="5.641cm" svg:y2="7.699cm" draw:start-shape="id1" draw:start-glue-point="2" draw:end-shape="id2" draw:end-glue-point="0" svg:d="M5641 6123v1576" svg:viewBox="0 0 1 1577">
          <text:p/>
        </draw:connector>
        <draw:connector draw:style-name="gr6" draw:text-style-name="P5" draw:layer="layout" draw:type="line" svg:x1="5.641cm" svg:y1="10.239cm" svg:x2="5.641cm" svg:y2="12.002cm" draw:start-shape="id2" draw:start-glue-point="2" draw:end-shape="id3" draw:end-glue-point="0" svg:d="M5641 10239v1763" svg:viewBox="0 0 1 1764">
          <text:p/>
        </draw:connector>
        <draw:connector draw:style-name="gr6" draw:text-style-name="P5" draw:layer="layout" draw:type="line" svg:x1="5.641cm" svg:y1="14.542cm" svg:x2="5.641cm" svg:y2="16.143cm" draw:start-shape="id3" draw:start-glue-point="2" draw:end-shape="id4" draw:end-glue-point="0" svg:d="M5641 14542v1601" svg:viewBox="0 0 1 1602">
          <text:p/>
        </draw:connector>
        <draw:connector draw:style-name="gr6" draw:text-style-name="P5" draw:layer="layout" svg:x1="8.593cm" svg:y1="17.413cm" svg:x2="12.254cm" svg:y2="4.853cm" draw:start-shape="id4" draw:start-glue-point="1" draw:end-shape="id5" svg:d="M8593 17413h1831v-12560h1830" svg:viewBox="0 0 3662 12561">
          <text:p/>
        </draw:connector>
        <draw:connector draw:style-name="gr6" draw:text-style-name="P5" draw:layer="layout" svg:x1="15.182cm" svg:y1="6.123cm" svg:x2="15.182cm" svg:y2="6.699cm" draw:start-shape="id5" draw:start-glue-point="2" draw:end-shape="id6" draw:end-glue-point="0" svg:d="M15182 6123v576" svg:viewBox="0 0 1 577">
          <text:p/>
        </draw:connector>
        <draw:connector draw:style-name="gr6" draw:text-style-name="P5" draw:layer="layout" svg:x1="15.182cm" svg:y1="9.239cm" svg:x2="15.182cm" svg:y2="9.802cm" draw:start-shape="id6" draw:start-glue-point="2" draw:end-shape="id7" draw:end-glue-point="0" svg:d="M15182 9239v563" svg:viewBox="0 0 1 564">
          <text:p/>
        </draw:connector>
        <draw:connector draw:style-name="gr6" draw:text-style-name="P5" draw:layer="layout" svg:x1="18.134cm" svg:y1="17.313cm" svg:x2="21.283cm" svg:y2="4.853cm" draw:start-shape="id8" draw:start-glue-point="1" draw:end-shape="id9" svg:d="M18134 17313h1575v-12460h1574" svg:viewBox="0 0 3150 12461">
          <text:p/>
        </draw:connector>
        <draw:connector draw:style-name="gr7" draw:text-style-name="P5" draw:layer="layout" draw:line-skew="-0.569cm -0.261cm" svg:x1="12.23cm" svg:y1="17.313cm" svg:x2="15.182cm" svg:y2="3.583cm" draw:start-shape="id8" draw:start-glue-point="3" draw:end-shape="id5" draw:end-glue-point="0" svg:d="M12230 17313h-1070v-14492h4022v762" svg:viewBox="0 0 4023 14493">
          <text:p/>
        </draw:connector>
        <draw:custom-shape draw:style-name="gr3" draw:text-style-name="P2" xml:id="id10" draw:id="id10" draw:layer="layout" svg:width="5.904cm" svg:height="2.54cm" svg:x="12.23cm" svg:y="12.902cm">
          <text:p text:style-name="P1"><text:span text:style-name="T1">Recebe mensagem</text:span><text:span text:style-name="T1"><text:line-break/></text:span><text:span text:style-name="T1">de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82cm" svg:y1="12.342cm" svg:x2="15.182cm" svg:y2="12.902cm" draw:start-shape="id7" draw:start-glue-point="2" draw:end-shape="id10" draw:end-glue-point="0" svg:d="M15182 12342v560" svg:viewBox="0 0 1 561">
          <text:p/>
        </draw:connector>
        <draw:connector draw:style-name="gr6" draw:text-style-name="P5" draw:layer="layout" svg:x1="15.182cm" svg:y1="15.442cm" svg:x2="15.182cm" svg:y2="16.043cm" draw:start-shape="id10" draw:start-glue-point="2" draw:end-shape="id8" draw:end-glue-point="0" svg:d="M15182 15442v601" svg:viewBox="0 0 1 602">
          <text:p/>
        </draw:connector>
        <draw:custom-shape draw:style-name="gr3" draw:text-style-name="P2" xml:id="id13" draw:id="id13" draw:layer="layout" svg:width="5.904cm" svg:height="2.54cm" svg:x="21.283cm" svg:y="12.983cm">
          <text:p text:style-name="P1"><text:span text:style-name="T1">Recebe resposta de </text:span><text:span text:style-name="T1"><text:line-break/></text:span><text:span text:style-name="T1">avaliação do 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35cm" svg:y1="6.123cm" svg:x2="24.235cm" svg:y2="6.699cm" draw:start-shape="id9" draw:start-glue-point="2" draw:end-shape="id11" draw:end-glue-point="0" svg:d="M24235 6123v576" svg:viewBox="0 0 1 577">
          <text:p/>
        </draw:connector>
        <draw:connector draw:style-name="gr6" draw:text-style-name="P5" draw:layer="layout" svg:x1="24.235cm" svg:y1="9.239cm" svg:x2="24.235cm" svg:y2="9.802cm" draw:start-shape="id11" draw:start-glue-point="2" draw:end-shape="id12" draw:end-glue-point="0" svg:d="M24235 9239v563" svg:viewBox="0 0 1 564">
          <text:p/>
        </draw:connector>
        <draw:connector draw:style-name="gr6" draw:text-style-name="P5" draw:layer="layout" svg:x1="24.235cm" svg:y1="12.342cm" svg:x2="24.235cm" svg:y2="12.983cm" draw:start-shape="id12" draw:start-glue-point="2" draw:end-shape="id13" draw:end-glue-point="0" svg:d="M24235 12342v641" svg:viewBox="0 0 1 642">
          <text:p/>
        </draw:connector>
        <draw:connector draw:style-name="gr6" draw:text-style-name="P5" draw:layer="layout" svg:x1="24.235cm" svg:y1="15.523cm" svg:x2="24.235cm" svg:y2="16.143cm" draw:start-shape="id13" draw:start-glue-point="2" draw:end-shape="id14" draw:end-glue-point="0" svg:d="M24235 15523v620" svg:viewBox="0 0 1 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2:02:28.306000000</meta:creation-date>
    <dc:date>2018-02-27T18:48:51.368000000</dc:date>
    <meta:editing-duration>PT5M17S</meta:editing-duration>
    <meta:editing-cycles>2</meta:editing-cycles>
    <meta:generator>LibreOffice/6.0.1.1$Windows_x86 LibreOffice_project/60bfb1526849283ce2491346ed2aa51c465abfe6</meta:generator>
    <meta:document-statistic meta:object-count="31"/>
  </office:meta>
</office:document-meta>
</file>